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ntarell" svg:font-family="Cantarell" style:font-pitch="variable"/>
    <style:font-face style:name="Droid Serif" svg:font-family="'Droid Serif'"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justify" style:justify-single-word="false"/>
      <style:text-properties fo:language="fr" fo:country="FR" officeooo:rsid="000ce493" officeooo:paragraph-rsid="000ce493"/>
    </style:style>
    <style:style style:name="P2" style:family="paragraph" style:parent-style-name="Preformatted_20_Text">
      <style:text-properties fo:language="fr" fo:country="FR" officeooo:rsid="000ce493" officeooo:paragraph-rsid="000ce493"/>
    </style:style>
    <style:style style:name="P3" style:family="paragraph" style:parent-style-name="Preformatted_20_Text">
      <style:paragraph-properties fo:text-align="justify" style:justify-single-word="false"/>
      <style:text-properties style:font-name="Cantarell" fo:language="fr" fo:country="FR" officeooo:rsid="000ce493" officeooo:paragraph-rsid="0012a6d6"/>
    </style:style>
    <style:style style:name="P4" style:family="paragraph" style:parent-style-name="Preformatted_20_Text">
      <style:text-properties fo:language="fr" fo:country="FR" officeooo:rsid="000ce493" officeooo:paragraph-rsid="000ce493"/>
    </style:style>
    <style:style style:name="P5" style:family="paragraph" style:parent-style-name="Preformatted_20_Text">
      <style:paragraph-properties fo:text-align="justify" style:justify-single-word="false"/>
      <style:text-properties fo:language="fr" fo:country="FR" officeooo:rsid="000ce493" officeooo:paragraph-rsid="0012a6d6"/>
    </style:style>
    <style:style style:name="P6" style:family="paragraph" style:parent-style-name="Preformatted_20_Text">
      <style:paragraph-properties fo:text-align="justify" style:justify-single-word="false"/>
      <style:text-properties style:font-name="DejaVu Sans Mono" fo:font-size="12pt" fo:language="fr" fo:country="FR" officeooo:rsid="000ce493" officeooo:paragraph-rsid="000ce493" style:font-size-asian="12pt" style:font-size-complex="12pt"/>
    </style:style>
    <style:style style:name="P7" style:family="paragraph" style:parent-style-name="Preformatted_20_Text">
      <style:paragraph-properties fo:text-align="justify" style:justify-single-word="false"/>
      <style:text-properties style:font-name="DejaVu Sans Mono" fo:font-size="12pt" fo:language="fr" fo:country="FR" officeooo:rsid="000ce493" officeooo:paragraph-rsid="0012a6d6" style:font-size-asian="12pt" style:font-size-complex="12pt"/>
    </style:style>
    <style:style style:name="P8" style:family="paragraph" style:parent-style-name="Preformatted_20_Text">
      <style:paragraph-properties fo:text-align="justify" style:justify-single-word="false"/>
      <style:text-properties style:font-name="Droid Serif" fo:font-size="12pt" fo:language="fr" fo:country="FR" officeooo:rsid="000ce493" officeooo:paragraph-rsid="000ce493" style:font-size-asian="12pt" style:font-size-complex="12pt"/>
    </style:style>
    <style:style style:name="P9" style:family="paragraph" style:parent-style-name="Preformatted_20_Text">
      <style:paragraph-properties fo:text-align="justify" style:justify-single-word="false"/>
      <style:text-properties style:font-name="Droid Serif" fo:font-size="12pt" fo:language="fr" fo:country="FR" officeooo:rsid="000ce493" officeooo:paragraph-rsid="001194f8" style:font-size-asian="12pt" style:font-size-complex="12pt"/>
    </style:style>
    <style:style style:name="P10" style:family="paragraph" style:parent-style-name="Preformatted_20_Text">
      <style:paragraph-properties fo:text-align="justify" style:justify-single-word="false"/>
      <style:text-properties style:font-name="Droid Serif" fo:font-size="12pt" fo:language="fr" fo:country="FR" officeooo:rsid="000ce493" officeooo:paragraph-rsid="0012a6d6" style:font-size-asian="12pt" style:font-size-complex="12pt"/>
    </style:style>
    <style:style style:name="T1" style:family="text">
      <style:text-properties officeooo:rsid="000e1c4e"/>
    </style:style>
    <style:style style:name="T2" style:family="text">
      <style:text-properties officeooo:rsid="0010d5e9"/>
    </style:style>
    <style:style style:name="T3" style:family="text">
      <style:text-properties officeooo:rsid="001194f8"/>
    </style:style>
    <style:style style:name="T4" style:family="text">
      <style:text-properties officeooo:rsid="0012a6d6"/>
    </style:style>
    <style:style style:name="T5" style:family="text">
      <style:text-properties officeooo:rsid="00132ded"/>
    </style:style>
    <style:style style:name="T6" style:family="text">
      <style:text-properties officeooo:rsid="00135e05"/>
    </style:style>
    <style:style style:name="T7" style:family="text">
      <style:text-properties fo:font-size="16pt" style:text-underline-style="solid" style:text-underline-width="auto" style:text-underline-color="font-color" fo:font-weight="bold" officeooo:rsid="0012a6d6" style:font-size-asian="16pt" style:font-weight-asian="bold" style:font-size-complex="16pt" style:font-weight-complex="bold"/>
    </style:style>
    <style:style style:name="T8" style:family="text">
      <style:text-properties style:font-name="Droid Serif"/>
    </style:style>
    <style:style style:name="T9" style:family="text">
      <style:text-properties style:font-name="Droid Serif" fo:font-size="16pt" style:text-underline-style="solid" style:text-underline-width="auto" style:text-underline-color="font-color" fo:font-weight="bold" style:font-size-asian="16pt" style:font-weight-asian="bold" style:font-size-complex="16pt" style:font-weight-complex="bold"/>
    </style:style>
    <style:style style:name="T10" style:family="text">
      <style:text-properties style:font-name="Droid Serif" officeooo:rsid="0010d5e9"/>
    </style:style>
    <style:style style:name="T11" style:family="text">
      <style:text-properties style:font-name="Droid Serif" officeooo:rsid="001194f8"/>
    </style:style>
    <style:style style:name="T12" style:family="text">
      <style:text-properties style:font-name="Droid Serif" officeooo:rsid="0012a6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text:tab/><text:span text:style-name="T9">Choix de conception</text:span></text:p>
      <text:p text:style-name="P6"/>
      <text:p text:style-name="P6"><text:tab/><text:span text:style-name="T8">Le premier choix de conception réalisé a été de </text:span><text:span text:style-name="T10">séparer</text:span><text:span text:style-name="T8"> les différentes fonctions en plusieurs fichiers distincts. </text:span><text:span text:style-name="T10">L’</text:span><text:span text:style-name="T8">un contenant le </text:span><text:span text:style-name="T11">“</text:span><text:span text:style-name="T8">main</text:span><text:span text:style-name="T11">”</text:span><text:span text:style-name="T8">, un autre contenant des fonctions dites “utilitaires” </text:span><text:span text:style-name="T10">n’</text:span><text:span text:style-name="T8">étant pas directement utilisées par le </text:span><text:span text:style-name="T11">“</text:span><text:span text:style-name="T8">main</text:span><text:span text:style-name="T11">”</text:span><text:span text:style-name="T8">. Le dernier fichier “extracteur.c” contient les fonctions utilisant les fonctions utilitaires. Ces fonctions sont aussi celles utilisées par la fonction main.</text:span></text:p>
      <text:p text:style-name="P8"><text:tab/>Dans les fonctions “utilitaires” on retrouve notamment des fonctions de conversion nécessaires au bon fonctionnement du programme mais ne composant pas le <text:span text:style-name="T2">cœur</text:span> de celui-ci. La signature des fonctions présentes dans les fichiers “extracteur.c” et “utilitaires.c” sont renseignées dans des fichiers <text:span text:style-name="T3">”</text:span>.h” afin de pouvoir les utiliser dans les diverses fonctions du projet.</text:p>
      <text:p text:style-name="P8"/>
      <text:p text:style-name="P8"><text:tab/>Ce choix de conception a conduit à un autre concernant le makefile. Pour ce dernier, en <text:span text:style-name="T2">s’</text:span>inspirant <text:span text:style-name="T2">d’</text:span>un makefile provenant <text:span text:style-name="T2">d’</text:span>un autre programme, nous avons défini les différentes <text:span text:style-name="T2">librairies</text:span> utilisées (ldl) ainsi que les fichiers nécessaires à la création du ptar de telle sorte <text:span text:style-name="T2">qu’</text:span>il soit très facile <text:span text:style-name="T2">d’</text:span>ajouter ou de modifier des dépendances. De plus nous avons fait en sorte que lors <text:span text:style-name="T2">d’</text:span>une nouvelle compilation, le précédent exécutable soit supprimé afin <text:span text:style-name="T2">d’</text:span>en créer un autre proprement.</text:p>
      <text:p text:style-name="P8"/>
      <text:p text:style-name="P9"><text:tab/><text:span text:style-name="T1">En ce qui concerne les fonctions “core” du projet nous avons rapidement rencontré un problème avec l’archive que nous utilisions pour nos tests. Dans cette archive, certains dossiers pouvaient apparaître dans l’archive après leurs fichiers ou dossiers fils. Ceci nous a ainsi conduit à diviser la fonction extraction en deux. Au lieu de faire un choix suivant le type d’élément rencontré, nous avons ainsi été contraints de diviser le travail d’extraction en deux fonctions. La première créant d’abord les différents dossiers dans l’archive indépendamment de leur ordre grâce aux capacités de “mkdir”. La deuxième créant ensuite les fichiers restant dans l’archive.</text:span></text:p>
      <text:p text:style-name="P9"><text:span text:style-name="T1"><text:tab/>Le problème de cette méthode vient des performances. En effet diviser l’extraction en deux étapes nécessite de parcourir par deux fois l’archive dans son entièreté. Ainsi une fois informé que ce cas n’était pas à gérer nous avons décidé de recourir à une méthode ne nécessitant pas de parcourir plusieurs fois l’archive.</text:span></text:p>
      <text:p text:style-name="P10"><text:tab/><text:span text:style-name="T4">Nous avons dû faire face à un problème similaire pour le changement de date des dossiers. Ces derniers voient en effet leur date modifiée chaque fois qu’un fichier y est créé. De fait deux options ont été envisagées. La première consistait à stocker les noms des différents dossiers avec leur date pour pouvoir les changer ultérieurement sans avoir à parcourir une fois de plus l’archive. La deuxième option consiste à l’inverse à parcourir de nouveau l’archive en changeant la date du dossier correspondant quand on le trouve dans l’archive.</text:span></text:p>
      <text:p text:style-name="P10"><text:span text:style-name="T4"><text:tab/>La première méthode est donc coûteuse en mémoire et assez compliquée à mettre en place. La deuxième l’inverse. Pour cette raison ce fut la deuxième </text:span><text:soft-page-break/><text:span text:style-name="T4">méthode qui fut choisie.</text:span></text:p>
      <text:p text:style-name="P8"/>
      <text:p text:style-name="P6"/>
      <text:p text:style-name="P7"><text:tab/><text:span text:style-name="T7">Difficultés</text:span></text:p>
      <text:p text:style-name="P6"/>
      <text:p text:style-name="P7"><text:span text:style-name="T4"><text:tab/></text:span><text:span text:style-name="T12">La première et principale difficulté de ce projet fut l’utilisation de github. Chacun d’entre nous étant peu familier avec ce dernier les problèmes furent vite arrivés. De même au cours du projet plusieurs fautes d’étourderies furent à déplorer notamment au début avec l’utilisation d’une archive tar.gz en lieu d’archive test.</text:span></text:p>
      <text:p text:style-name="P10"><text:tab/><text:span text:style-name="T6">Une des grandes difficultés résidait également dans le fait de ne pas trop savoir les résultats qui devant être obtenus puis de devoir modifier son code afin de respecter un certain affichage.</text:span></text:p>
      <text:p text:style-name="P10"><text:tab/></text:p>
      <text:p text:style-name="P10"><text:tab/><text:span text:style-name="T5">En ce qui concerne l’application en elle-même, la difficulté est surtout venue de l’appréhension voire parfois de l’incompréhension des différentes fonctions devant être utilisées. La principale source pour ce projet fut d’ailleurs le manuel qui fut consulté à maintes reprises pour s’assurer de la bonne compréhension des fonctions ou trouver l’origine de leur non-fonctionnement. </text:span></text:p>
      <text:p text:style-name="P10"><text:tab/><text:span text:style-name="T6">Parmi toutes on peut citer "lseek" dont l’utilisation à été au premier abord compliqué en raison d’une mauvaise compréhension du format POSIX_USTAR. </text:span></text:p>
      <text:p text:style-name="P10"><text:tab/><text:span text:style-name="T6">L’implémentation d’une fonction permettant d’afficher correctement la date prit également du temps. Si la structure "tm" et la fonction "strftime" furent vite identifiées comme nécessaires, la mise en place de leur utilisation mit un certain temps. La solution ne vint d’ailleurs pas directement de nous puisque c’est en s’inspirant d’une fonction trouvée sur le site "epochconverter.com" que la fonction d’affichage pu être terminée, grâce à la conversion du temps des fichiers.</text:span></text:p>
      <text:p text:style-name="P10"><text:tab/></text:p>
      <text:p text:style-name="P10"><text:tab/><text:span text:style-name="T6">La plus grosse perte de temps fut néanmoins probablement due à l’étape 6. Ici en raison d’une lecture trop rapide de la documentation "zlib" <text:s/>Aucune des fonctions d’accès "gzip" ne fut remarquée. Beaucoup de temps fut ainsi perdu à tenter de créer une fonction réalisant la décompression de ces fichiers uniquement à l’aide des fonctions externes "inflateInit", "inflate", "inflateEnd". Celle-ci fut d’ailleurs finalement réalisée mais au vu de la simplicité de l’utilisation des fonctions d’accès "gzip" ce sont ces dernières qui furent retenues.</text:span></text:p>
      <text:p text:style-name="P3"><text:tab/></text:p>
      <text:p text:style-name="P3"/>
      <text:p text:style-name="P3"/>
      <text:p text:style-name="P5"/>
      <text:p text:style-name="P2"/>
      <text:p text:style-name="P2">sites utilisés : </text:p>
      <text:p text:style-name="P2">https://www.freebsd.org/cgi/man.cgi?query=tar&amp;sektion=5</text:p>
      <text:p text:style-name="P2">http://www.cs.colby.edu/maxwell/courses/tutorials/maketutor/</text:p>
      <text:p text:style-name="P2"/>
      <text:p text:style-name="P2">https://www.garron.me/en/go2linux/ls-file-permissions.html</text:p>
      <text:p text:style-name="P2">http://www.epochconverter.com/programming/c</text:p>
      <text:p text:style-name="P2"/>
      <text:p text:style-name="P2">Et plusieurs autre commande grâce à man</text:p>
      <text:p text:style-name="P2"><text:soft-page-break/>http://www.epochconverter.com/programming/c</text:p>
      <text:p text:style-name="P2">http://cyberzoide.developpez.com/unix/droits.php3</text:p>
      <text:p text:style-name="P2"/>
      <text:p text:style-name="P2"/>
      <text:p text:style-name="P2">TEMPS</text:p>
      <text:p text:style-name="P2">étape 1 =5h</text:p>
      <text:p text:style-name="P2">étape 2 =2h</text:p>
      <text:p text:style-name="P2">étape 3.1 = 1h40</text:p>
      <text:p text:style-name="P2">étape 3.2 = 4h</text:p>
      <text:p text:style-name="P2"/>
      <text:p text:style-name="P2"/>
      <text:p text:style-name="P2">Codage</text:p>
      <text:p text:style-name="P2">Rapport</text:p>
      <text:p text:style-name="P2">T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ntarell" svg:font-family="Cantarell" style:font-pitch="variable"/>
    <style:font-face style:name="Droid Serif" svg:font-family="'Droid Serif'"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16T08:08:24.266964087</dc:date>
    <dc:creator>Antonin </dc:creator>
    <meta:editing-duration>PT1H6M33S</meta:editing-duration>
    <meta:editing-cycles>9</meta:editing-cycles>
    <meta:generator>LibreOffice/4.3.3.2$Linux_X86_64 LibreOffice_project/430m0$Build-2</meta:generator>
    <meta:document-statistic meta:table-count="0" meta:image-count="0" meta:object-count="0" meta:page-count="3" meta:paragraph-count="34" meta:word-count="807" meta:character-count="5519" meta:non-whitespace-character-count="4721"/>
  </office:meta>
</office:document-meta>
</file>